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bb90" officeooo:paragraph-rsid="0016bb90"/>
    </style:style>
    <style:style style:name="P2" style:family="paragraph" style:parent-style-name="Standard">
      <style:text-properties officeooo:paragraph-rsid="000ae139"/>
    </style:style>
    <style:style style:name="P3" style:family="paragraph" style:parent-style-name="Standard">
      <style:text-properties officeooo:rsid="001822c0" officeooo:paragraph-rsid="001822c0"/>
    </style:style>
    <style:style style:name="P4" style:family="paragraph" style:parent-style-name="Standard">
      <style:text-properties officeooo:rsid="0018d936" officeooo:paragraph-rsid="0018d936"/>
    </style:style>
    <style:style style:name="P5" style:family="paragraph" style:parent-style-name="Standard">
      <style:text-properties officeooo:rsid="0018d936" officeooo:paragraph-rsid="001964c4"/>
    </style:style>
    <style:style style:name="P6" style:family="paragraph" style:parent-style-name="Standard">
      <style:text-properties style:font-name="Lucida Console" fo:font-size="10pt" officeooo:rsid="0018d936" officeooo:paragraph-rsid="001964c4" style:font-size-asian="10pt" style:font-size-complex="10pt"/>
    </style:style>
    <style:style style:name="P7" style:family="paragraph" style:parent-style-name="Standard">
      <style:text-properties style:font-name="Lucida Console" fo:font-size="10pt" officeooo:rsid="001c51dd" officeooo:paragraph-rsid="001c51dd" style:font-size-asian="10pt" style:font-size-complex="10pt"/>
    </style:style>
    <style:style style:name="P8" style:family="paragraph" style:parent-style-name="Standard">
      <style:text-properties officeooo:rsid="001964c4" officeooo:paragraph-rsid="001964c4"/>
    </style:style>
    <style:style style:name="P9" style:family="paragraph" style:parent-style-name="Standard">
      <style:text-properties fo:font-weight="bold" officeooo:rsid="001822c0" officeooo:paragraph-rsid="001822c0" style:font-weight-asian="bold" style:font-weight-complex="bold"/>
    </style:style>
    <style:style style:name="P10" style:family="paragraph" style:parent-style-name="Table_20_Contents">
      <style:text-properties officeooo:rsid="000ae139" officeooo:paragraph-rsid="000ae139"/>
    </style:style>
    <style:style style:name="P11" style:family="paragraph" style:parent-style-name="Table_20_Contents">
      <style:text-properties officeooo:rsid="001552ed" officeooo:paragraph-rsid="000ae139"/>
    </style:style>
    <style:style style:name="P12" style:family="paragraph" style:parent-style-name="Table_20_Contents">
      <style:text-properties officeooo:rsid="0023c411" officeooo:paragraph-rsid="000ae139"/>
    </style:style>
    <style:style style:name="P13" style:family="paragraph" style:parent-style-name="Standard">
      <style:paragraph-properties fo:margin-left="0.4925in" fo:margin-right="0in" fo:text-indent="0in" style:auto-text-indent="false"/>
      <style:text-properties style:font-name="Lucida Console" fo:font-size="10pt" officeooo:rsid="0018d936" officeooo:paragraph-rsid="001964c4" style:font-size-asian="10pt" style:font-size-complex="10pt"/>
    </style:style>
    <style:style style:name="P14" style:family="paragraph" style:parent-style-name="Standard">
      <style:paragraph-properties fo:margin-left="0in" fo:margin-right="0in" fo:text-indent="0in" style:auto-text-indent="false"/>
      <style:text-properties style:font-name="Lucida Console" fo:font-size="10pt" officeooo:rsid="0018d936" officeooo:paragraph-rsid="001964c4" style:font-size-asian="10pt" style:font-size-complex="10pt"/>
    </style:style>
    <style:style style:name="T1" style:family="text">
      <style:text-properties officeooo:rsid="001822c0"/>
    </style:style>
    <style:style style:name="T2" style:family="text">
      <style:text-properties fo:font-style="italic" fo:font-weight="bold" officeooo:rsid="001822c0" style:font-style-asian="italic" style:font-weight-asian="bold" style:font-style-complex="italic" style:font-weight-complex="bold"/>
    </style:style>
    <style:style style:name="T3" style:family="text">
      <style:text-properties officeooo:rsid="0018d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a function which will reverse a <text:span text:style-name="T2">singly </text:span>linked list. <text:span text:style-name="T1">For example, if you were given the head node of the following linked list,</text:span></text:p>
      <text:p text:style-name="P1"/>
      <text:p text:style-name="P3">4 → 8 → 15</text:p>
      <text:p text:style-name="P3"/>
      <text:p text:style-name="P3">Your function would return the head node of a list containing the values</text:p>
      <text:p text:style-name="P3"/>
      <text:p text:style-name="P3">15 → 8 → 4.</text:p>
      <text:p text:style-name="P3"/>
      <text:p text:style-name="P9">Interviewer Notes:</text:p>
      <text:p text:style-name="P3"><text:tab/>If the candidate is stuck, ask them the following hints, one item at a time, giving them time to think after each one.</text:p>
      <text:p text:style-name="P3"/>
      <text:p text:style-name="P3">- Suggest, each node has a Next attribute, correct? It refers to next element in the list. How can you rearrange those, one-at-a-time, so as to reverse the list?</text:p>
      <text:p text:style-name="P3"/>
      <text:p text:style-name="P3">- If you only had two nodes, the first with Next pointing to the second, and the second with Next pointing to NULL (end of list), how would you reverse those?</text:p>
      <text:p text:style-name="P3"/>
      <text:p text:style-name="P3">- The trick here is understanding the internals of a linked list, and that you can change those attributes to change the structure of the list. <text:span text:style-name="T3">See Data Structures:Linked List (Easy).</text:span></text:p>
      <text:p text:style-name="P3"/>
      <text:p text:style-name="P4">- One possible solution:</text:p>
      <text:p text:style-name="P5"/>
      <text:p text:style-name="P6">/* This solution makes the original head of the list refer to its grandchild as the next element, and positions its child as the head of the list, until the original head has become the last element in the list.</text:p>
      <text:p text:style-name="P6">*/</text:p>
      <text:p text:style-name="P6"/>
      <text:p text:style-name="P6">public Node reverse(Node n) {</text:p>
      <text:p text:style-name="P13">Node head = n</text:p>
      <text:p text:style-name="P13">Node origHead = head;</text:p>
      <text:p text:style-name="P13"/>
      <text:p text:style-name="P13">while (origHead != null &amp;&amp; origHead.next != null) {</text:p>
      <text:p text:style-name="P13"><text:tab/>Node nextNode = origHead.next </text:p>
      <text:p text:style-name="P13"><text:tab/>origHead.next = nextNode.next </text:p>
      <text:p text:style-name="P13"><text:tab/>nextNode.next = head </text:p>
      <text:p text:style-name="P13"><text:tab/>head = nextNode </text:p>
      <text:p text:style-name="P13">}</text:p>
      <text:p text:style-name="P13"/>
      <text:p text:style-name="P13">return head;</text:p>
      <text:p text:style-name="P14">}</text:p>
      <text:p text:style-name="P14"/>
      <text:p text:style-name="P14"/>
      <text:p text:style-name="P8">- Another solution:</text:p>
      <text:p text:style-name="P8"/>
      <text:p text:style-name="P7"><text:s text:c="2"/>public Node reverse(Node n) {</text:p>
      <text:p text:style-name="P7"><text:s text:c="4"/>Node current = n;</text:p>
      <text:p text:style-name="P7"><text:s text:c="4"/>Node previous = null;</text:p>
      <text:p text:style-name="P7"><text:s text:c="4"/>Node nextNode = null;</text:p>
      <text:p text:style-name="P7"/>
      <text:p text:style-name="P7"><text:s text:c="4"/>// until we have 'fallen off' the end of the list</text:p>
      <text:p text:style-name="P7"><text:s text:c="4"/>while (current != null) {</text:p>
      <text:p text:style-name="P7"><text:soft-page-break/></text:p>
      <text:p text:style-name="P7"><text:s text:c="8"/>// copy a pointer to the next element</text:p>
      <text:p text:style-name="P7"><text:s text:c="8"/>// before we overwrite current.next</text:p>
      <text:p text:style-name="P7"><text:s text:c="8"/>nextNode = current.next;</text:p>
      <text:p text:style-name="P7"/>
      <text:p text:style-name="P7"><text:s text:c="8"/>// reverse the 'next' pointer</text:p>
      <text:p text:style-name="P7"><text:s text:c="8"/>current.next = previous;</text:p>
      <text:p text:style-name="P7"/>
      <text:p text:style-name="P7"><text:s text:c="8"/>// step forward in the list</text:p>
      <text:p text:style-name="P7"><text:s text:c="8"/>previous = current;</text:p>
      <text:p text:style-name="P7"><text:s text:c="8"/>current = nextNode;</text:p>
      <text:p text:style-name="P7"><text:s text:c="4"/>}</text:p>
      <text:p text:style-name="P7"/>
      <text:p text:style-name="P7"><text:s text:c="4"/>return previous;</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1.5014in" style:rel-column-width="14208*"/>
    </style:style>
    <style:style style:name="Table3.C" style:family="table-column">
      <style:table-column-properties style:column-width="1.5576in" style:rel-column-width="14740*"/>
    </style:style>
    <style:style style:name="Table3.D" style:family="table-column">
      <style:table-column-properties style:column-width="1.5576in" style:rel-column-width="14742*"/>
    </style:style>
    <style:style style:name="Table3.A1" style:family="table-cell">
      <style:table-cell-properties fo:background-color="#b2b2b2" fo:padding="0.0382in" fo:border="none">
        <style:background-image/>
      </style:table-cell-properties>
    </style:style>
    <style:style style:name="MP1" style:family="paragraph" style:parent-style-name="Standard">
      <style:text-properties officeooo:rsid="0016bb90" officeooo:paragraph-rsid="0016bb90"/>
    </style:style>
    <style:style style:name="MP2" style:family="paragraph" style:parent-style-name="Table_20_Contents">
      <style:text-properties officeooo:rsid="000ae139" officeooo:paragraph-rsid="000ae139"/>
    </style:style>
    <style:style style:name="MP3" style:family="paragraph" style:parent-style-name="Table_20_Contents">
      <style:text-properties officeooo:rsid="001552ed" officeooo:paragraph-rsid="000ae139"/>
    </style:style>
    <style:style style:name="MP4" style:family="paragraph" style:parent-style-name="Table_20_Contents">
      <style:text-properties officeooo:rsid="0023c411" officeooo:paragraph-rsid="000ae139"/>
    </style:style>
    <style:style style:name="MP5" style:family="paragraph" style:parent-style-name="Standard">
      <style:text-properties officeooo:paragraph-rsid="000ae13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MP1">Linked List – Reverse it</text:p>
            </table:table-cell>
            <table:table-cell table:style-name="Table3.A1" office:value-type="string">
              <text:p text:style-name="MP2">Coding</text:p>
            </table:table-cell>
            <table:table-cell table:style-name="Table3.A1" office:value-type="string">
              <text:p text:style-name="MP3">Easy</text:p>
            </table:table-cell>
            <table:table-cell table:style-name="Table3.A1" office:value-type="string">
              <text:p text:style-name="MP4">Page <text:page-number text:select-page="current">2</text:page-number> of <text:page-count>2</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5:56:22.930000000</meta:creation-date>
    <dc:date>2017-05-04T12:44:53.599000000</dc:date>
    <meta:editing-duration>PT1H26M56S</meta:editing-duration>
    <meta:editing-cycles>11</meta:editing-cycles>
    <meta:generator>LibreOffice/5.2.5.1$Windows_x86 LibreOffice_project/0312e1a284a7d50ca85a365c316c7abbf20a4d22</meta:generator>
    <meta:document-statistic meta:table-count="1" meta:image-count="0" meta:object-count="0" meta:page-count="2" meta:paragraph-count="45" meta:word-count="333" meta:character-count="1882" meta:non-whitespace-character-count="1490"/>
  </office:meta>
</office:document-meta>
</file>